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" svg:font-family="Palatino" style:font-family-generic="roman" style:font-pitch="variable"/>
    <style:font-face style:name="Segoe UI Historic" svg:font-family="'Segoe UI Historic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6.002cm" table:align="margins" style:writing-mode="lr-tb"/>
    </style:style>
    <style:style style:name="Tableau2.A" style:family="table-column">
      <style:table-column-properties style:column-width="16.002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6.002cm" table:align="margins" style:writing-mode="lr-tb"/>
    </style:style>
    <style:style style:name="Tableau3.A" style:family="table-column">
      <style:table-column-properties style:column-width="12.303cm" style:rel-column-width="50386*"/>
    </style:style>
    <style:style style:name="Tableau3.B" style:family="table-column">
      <style:table-column-properties style:column-width="3.699cm" style:rel-column-width="15149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16.002cm" table:align="margins" style:writing-mode="lr-tb"/>
    </style:style>
    <style:style style:name="Tableau4.A" style:family="table-column">
      <style:table-column-properties style:column-width="5.334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5" style:family="table">
      <style:table-properties style:width="16.002cm" table:align="margins" style:writing-mode="lr-tb"/>
    </style:style>
    <style:style style:name="Tableau5.A" style:family="table-column">
      <style:table-column-properties style:column-width="16.002cm" style:rel-column-width="65535*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1bc1a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>
      <style:text-properties fo:color="#800080" loext:opacity="100%" fo:font-weight="bold" officeooo:rsid="00182e72" officeooo:paragraph-rsid="00009c6c" style:font-weight-asian="bold" style:font-weight-complex="bold"/>
    </style:style>
    <style:style style:name="P4" style:family="paragraph" style:parent-style-name="Standard">
      <style:text-properties officeooo:paragraph-rsid="00009c6c"/>
    </style:style>
    <style:style style:name="P5" style:family="paragraph" style:parent-style-name="Table_20_Contents">
      <style:text-properties officeooo:paragraph-rsid="00009c6c"/>
    </style:style>
    <style:style style:name="P6" style:family="paragraph" style:parent-style-name="Standard">
      <style:paragraph-properties fo:text-align="center" style:justify-single-word="false"/>
      <style:text-properties officeooo:rsid="00009c6c" officeooo:paragraph-rsid="00009c6c"/>
    </style:style>
    <style:style style:name="P7" style:family="paragraph" style:parent-style-name="Table_20_Contents">
      <style:paragraph-properties fo:text-align="center" style:justify-single-word="false"/>
      <style:text-properties officeooo:rsid="0019f37d" officeooo:paragraph-rsid="00009c6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1bc1a" officeooo:paragraph-rsid="0001bc1a"/>
    </style:style>
    <style:style style:name="P10" style:family="paragraph" style:parent-style-name="H_20_2">
      <style:text-properties officeooo:paragraph-rsid="0001bc1a" fo:background-color="#ffff00"/>
    </style:style>
    <style:style style:name="P11" style:family="paragraph" style:parent-style-name="Standard">
      <style:text-properties officeooo:paragraph-rsid="0001bc1a" fo:background-color="#ffff00"/>
    </style:style>
    <style:style style:name="P12" style:family="paragraph" style:parent-style-name="H1">
      <style:text-properties fo:background-color="#ffff00"/>
    </style:style>
    <style:style style:name="P13" style:family="paragraph" style:parent-style-name="List_20_Paragraph" style:list-style-name="WWNum4">
      <style:text-properties officeooo:paragraph-rsid="0001bc1a" fo:background-color="#ffff00"/>
    </style:style>
    <style:style style:name="P14" style:family="paragraph" style:parent-style-name="List_20_Paragraph" style:list-style-name="WWNum5">
      <style:text-properties officeooo:paragraph-rsid="0001bc1a" fo:background-color="#ffff00"/>
    </style:style>
    <style:style style:name="P15" style:family="paragraph" style:parent-style-name="List_20_Paragraph" style:list-style-name="WWNum6">
      <style:text-properties officeooo:paragraph-rsid="0001bc1a" fo:background-color="#ffff00"/>
    </style:style>
    <style:style style:name="P16" style:family="paragraph" style:parent-style-name="Standard">
      <style:text-properties officeooo:paragraph-rsid="000a8813"/>
    </style:style>
    <style:style style:name="P17" style:family="paragraph" style:parent-style-name="Standard">
      <style:text-properties officeooo:rsid="00200f78" officeooo:paragraph-rsid="000b8ebe"/>
    </style:style>
    <style:style style:name="P18" style:family="paragraph" style:parent-style-name="Standard">
      <style:text-properties officeooo:paragraph-rsid="000b8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b0f0" loext:opacity="100%"/>
    </style:style>
    <style:style style:name="T3" style:family="text">
      <style:text-properties officeooo:rsid="0019f37d"/>
    </style:style>
    <style:style style:name="T4" style:family="text">
      <style:text-properties officeooo:rsid="000cd375"/>
    </style:style>
    <style:style style:name="T5" style:family="text">
      <style:text-properties officeooo:rsid="00009c6c"/>
    </style:style>
    <style:style style:name="T6" style:family="text">
      <style:text-properties officeooo:rsid="00087648"/>
    </style:style>
    <style:style style:name="T7" style:family="text">
      <style:text-properties fo:color="#800080" loext:opacity="100%" fo:font-weight="bold" style:font-weight-asian="bold" style:font-weight-complex="bold"/>
    </style:style>
    <style:style style:name="T8" style:family="text">
      <style:text-properties fo:color="#800080" loext:opacity="100%" fo:font-weight="bold" officeooo:rsid="0019f37d" style:font-weight-asian="bold" style:font-weight-complex="bold"/>
    </style:style>
    <style:style style:name="T9" style:family="text">
      <style:text-properties fo:color="#800080" loext:opacity="100%" fo:font-weight="bold" officeooo:rsid="002bd802" style:font-weight-asian="bold" style:font-weight-complex="bold"/>
    </style:style>
    <style:style style:name="T10" style:family="text">
      <style:text-properties fo:color="#800080" loext:opacity="100%" fo:font-weight="bold" officeooo:rsid="00215b7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8">C</text:span><text:span text:style-name="T7">ouleurs du logo :</text:span></text:p>
      <text:p text:style-name="P17"><text:span text:style-name="T9">orange </text:span><text:span text:style-name="T7">: </text:span><text:span text:style-name="T10">#d66826ff</text:span></text:p>
      <text:p text:style-name="P17"><text:span text:style-name="T7">bleu : </text:span><text:span text:style-name="T10">#2d698cff</text:span></text:p>
      <text:p text:style-name="P17"><text:span text:style-name="T7">vert : </text:span><text:span text:style-name="T10">#299740ff</text:span></text:p>
      <text:p text:style-name="P18"><text:span text:style-name="T8"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5">I</text:span>cones : fb, insta, linkedIn, contac<text:span text:style-name="T3">t</text:span></text:p>
            <text:p text:style-name="P5"/>
            <text:p text:style-name="P7"><text:span text:style-name="T4">Menu Portage par </text:span>Croustillance</text:p>
            <text:p text:style-name="P6">La Livraison de repas en pratique</text:p>
            <text:p text:style-name="P5"/>
            <text:p text:style-name="P5"/>
            <text:p text:style-name="P4">Retrouvez ici la réponse à vos questions pratiques sur les livraisons de repas : préparation, transport, réchauffage, conservation des plats, etc.</text:p>
          </table:table-cell>
        </table:table-row>
      </table:table>
      <text:p text:style-name="Standard"/>
      <text:p text:style-name="P2"/>
      <text:p text:style-name="Standard"/>
      <text:h text:style-name="P12" text:outline-level="1">La livraison de repas en pratique</text:h>
      <text:h text:style-name="H1" text:outline-level="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Vous retrouverez sur cette page la réponse à vos questions pratiques sur les livraisons de repas.</text:p>
          </table:table-cell>
        </table:table-row>
        <table:table-row>
          <table:table-cell table:style-name="Tableau2.A2" office:value-type="string">
            <text:p text:style-name="P11">Vous souhaitez d’autres renseignements ? Vous pouvez téléphoner au 06 37 08 20 41 ou envoyer un mail à Julie à l’adresse julie@croustillance.fr 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La préparation et le transport des plats cuisinés</text:p>
            <text:p text:style-name="P11"/>
            <text:p text:style-name="P11">Afin de vous garantir une parfaite sécurité alimentaire, tous nos plats livrés à domicile sont préparés et transportés en <text:span text:style-name="T1">liaison froide</text:span>.</text:p>
            <text:p text:style-name="P11"/>
            <text:p text:style-name="P11">Concrètement, nos repas sont refroidis très rapidement dans une cellule dédiée, puis maintenus à une température inférieure ou égale à 3 °C. Grâce à cette technique, le développement des bactéries est bloqué, tout en conservant les qualités gustatives et nutritionnelles des plats cuisinés.</text:p>
            <text:p text:style-name="P11"/>
            <text:p text:style-name="P11">Nos repas sont ensuite transportés sous température dirigée dans des <text:span text:style-name="T1">camionnettes frigorifiques</text:span> régulièrement contrôlées et qui respectent la norme FRAX :</text:p>
            <text:p text:style-name="P11"/>
            <text:list text:style-name="WWNum4">
              <text:list-item>
                <text:p text:style-name="P13">« F » pour <text:span text:style-name="T1">F</text:span>rigorifique.</text:p>
              </text:list-item>
              <text:list-item>
                <text:p text:style-name="P13">« R » car l’isolation est <text:span text:style-name="T1">R</text:span>enforcée.</text:p>
              </text:list-item>
              <text:list-item>
                <text:p text:style-name="P13">La lettre <text:span text:style-name="T1">A</text:span> désigne des véhicules dont la température à l’intérieur du caisson peut atteindre 0 à 12 °C.</text:p>
              </text:list-item>
              <text:list-item>
                <text:p text:style-name="P13">Enfin, la lettre <text:span text:style-name="T1">X</text:span> signifie que le groupe de froid est alimenté par le moteur de la camionnette.</text:p>
              </text:list-item>
            </text:list>
            <text:p text:style-name="P11"/>
            <text:p text:style-name="P11">Le respect de toutes ces normes vous garantit des <text:span text:style-name="T1">plats sains </text:span><text:soft-page-break/><text:span text:style-name="T1">et sans risque pour la santé</text:span>.</text:p>
          </table:table-cell>
          <table:table-cell table:style-name="Tableau3.B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imag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0">La présentation et le réchauffage des plats</text:p>
            <text:p text:style-name="P10"/>
            <text:p text:style-name="P11">Tous nos plats sont livrés dans des <text:span text:style-name="T1">barquettes plastiques thermoscellées</text:span>. Suivant vos habitudes et votre équipement, vous pouvez les réchauffer :</text:p>
            <text:p text:style-name="P11"/>
            <text:list text:style-name="WWNum5">
              <text:list-item>
                <text:p text:style-name="P14">Au micro-ondes, après avoir percé quelques trous dans l’opercule.</text:p>
              </text:list-item>
              <text:list-item>
                <text:p text:style-name="P14">Au bain-marie. </text:p>
              </text:list-item>
            </text:list>
          </table:table-cell>
          <table:table-cell table:style-name="Tableau4.A1" office:value-type="string">
            <text:p text:style-name="P10">La conservation des plateaux-repas</text:p>
            <text:p text:style-name="P11"/>
            <text:p text:style-name="P11">Tous nos plats cuisinés peuvent se conserver <text:span text:style-name="T1">48 h au réfrigérateur</text:span> en toute sécurité. Pour vous aider à mieux gérer les plats non consommés, nous collons sur chaque barquette une étiquette précisant :</text:p>
            <text:p text:style-name="P11"/>
            <text:list text:style-name="WWNum6">
              <text:list-item>
                <text:p text:style-name="P15">La date de fabrication du plat.</text:p>
              </text:list-item>
              <text:list-item>
                <text:p text:style-name="P15">Sa date limite de consommation (DLC).</text:p>
              </text:list-item>
            </text:list>
            <text:p text:style-name="P11"/>
          </table:table-cell>
          <table:table-cell table:style-name="Tableau4.C1" office:value-type="string">
            <text:p text:style-name="P10">La livraison de repas en cas d’absence</text:p>
            <text:p text:style-name="P11"/>
            <text:p text:style-name="P11">Vous serez absent lors du passage de nos porteuses ? Nous pouvons déposer les repas dans une boîte isotherme fournie par vos soins, placée dans un lieu à convenir.&lt;<text:span text:style-name="T6">br&gt;</text:span> <text:line-break/>Le cas échéant, nous fournissons les blocs de froid, comme le prévoit la réglementation.</text:p>
          </table:table-cell>
        </table:table-row>
      </table:table>
      <text:p text:style-name="H_20_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Vous nous passez commande pour une personne atteinte de troubles cognitifs comme la maladie d’Alzheimer ? Si vous le souhaitez, nos porteuses rangent les nouveaux repas au frigo et emportent les plats périmés, afin d’empêcher la personne de les récupérer.</text:p>
          </table:table-cell>
        </table:table-row>
      </table:table>
      <text:p text:style-name="H_20_2"/>
      <text:p text:style-name="P16" loext:marker-style-name="T2"><text:span text:style-name="T2">[NOUS CONTACTER]Vous nous passez commande pour une personne atteinte de troubles cognitifs comme la maladie d’Alzheimer ? Si vous le souhaitez, nos porteuses rangent les nouveaux repas au frigo et emportent les plats périmés, afin d’empêcher la personne de les récupér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alatino" svg:font-family="Palatino" style:font-family-generic="roman" style:font-pitch="variable"/>
    <style:font-face style:name="Segoe UI Historic" svg:font-family="'Segoe UI Historic'" style:font-family-generic="roman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6pt" fo:language="fr" fo:country="FR" style:letter-kerning="true" style:font-name-asian="Helvetica Neue" style:font-size-asian="16pt" style:language-asian="en" style:country-asian="US" style:font-name-complex="Arial1" style:font-size-complex="16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6pt" fo:language="fr" fo:country="FR" style:letter-kerning="true" style:font-name-asian="Helvetica Neue" style:font-size-asian="16pt" style:language-asian="en" style:country-asian="US" style:font-name-complex="Arial1" style:font-size-complex="16pt" style:language-complex="ar" style:country-complex="SA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padding="0cm" fo:border="none" style:shadow="none" style:vertical-align="baseline" style:writing-mode="lr-tb" style:join-border="false"/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text-properties fo:font-size="18pt" style:font-size-asian="18pt" style:font-name-complex="Arial Unicode MS1" style:font-family-complex="'Arial Unicode MS'" style:font-family-generic-complex="system" style:font-pitch-complex="variable" style:font-size-complex="11pt"/>
    </style:style>
    <style:style style:name="Heading_20_2" style:display-name="Heading 2" style:family="paragraph" style:parent-style-name="Standard" style:next-style-name="Standard" loext:linked-style-name="Titre_20_2_20_Car" style:auto-update="true" style:default-outline-level="2" style:list-style-name="" style:class="text">
      <style:paragraph-properties fo:margin-top="0.353cm" fo:margin-bottom="0cm" style:contextual-spacing="false" fo:orphans="0" fo:widows="0"/>
      <style:text-properties fo:color="#000000" loext:opacity="100%" fo:font-weight="bold" style:font-name-asian="Helvetica Neue" style:font-family-asian="'Helvetica Neue'" style:font-family-generic-asian="system" style:font-pitch-asian="variable" style:font-weight-asian="bold" style:font-name-complex="Helvetica Neue" style:font-family-complex="'Helvetica Neue'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auto-update="true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005180" loext:opacity="100%" fo:font-size="14pt" style:font-name-asian="Helvetica Neue" style:font-family-asian="'Helvetica Neue'" style:font-family-generic-asian="system" style:font-pitch-asian="variable" style:font-size-asian="14pt" style:font-name-complex="Helvetica Neue" style:font-family-complex="'Helvetica Neue'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auto-update="true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079bf" loext:opacity="100%" fo:font-size="11pt" fo:font-weight="bold" style:font-name-asian="Helvetica Neue" style:font-family-asian="'Helvetica Neue'" style:font-family-generic-asian="system" style:font-pitch-asian="variable" style:font-size-asian="11pt" style:font-weight-asian="bold" style:font-name-complex="Helvetica Neue" style:font-family-complex="'Helvetica Neue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.423cm" style:contextual-spacing="false" fo:text-align="justify" style:justify-single-word="false" fo:orphans="2" fo:widows="2" fo:padding="0cm" fo:border="none" style:shadow="none" style:writing-mode="lr-tb" style:join-border="false"/>
      <style:text-properties fo:language="en" fo:country="US"/>
    </style:style>
    <style:style style:name="Paragraphe" style:family="paragraph" style:parent-style-name="Standard" style:next-style-name="Standard" loext:linked-style-name="Paragraphe_20_Car" style:auto-update="true">
      <style:text-properties style:language-asian="fr" style:country-asian="FR" style:font-style-complex="italic"/>
    </style:style>
    <style:style style:name="Sommaire_20_et_20_paragraphes" style:display-name="Sommaire et paragraphes" style:family="paragraph" style:parent-style-name="Heading_20_2" loext:linked-style-name="Sommaire_20_et_20_paragraphes_20_Car" style:auto-update="true">
      <style:paragraph-properties fo:margin-top="0cm" fo:margin-bottom="0.494cm" style:contextual-spacing="false" fo:text-align="center" style:justify-single-word="false" fo:orphans="2" fo:widows="2" fo:padding="0cm" fo:border="none" style:shadow="none" style:join-border="false"/>
      <style:text-properties fo:text-transform="uppercase" style:font-name="Palatino" fo:font-family="Palatino" style:font-family-generic="roman" style:font-pitch="variable" fo:font-size="26pt" fo:letter-spacing="0.183cm" style:font-size-asian="26pt" style:font-size-complex="26pt"/>
    </style:style>
    <style:style style:name="titre_20_2" style:display-name="titre 2" style:family="paragraph" style:parent-style-name="Standard" style:next-style-name="Standard" loext:linked-style-name="titre_20_2_20_Car" style:auto-update="true">
      <style:text-properties style:font-size-complex="14pt"/>
    </style:style>
    <style:style style:name="H1" style:family="paragraph" style:parent-style-name="Heading_20_1" loext:linked-style-name="H1_20_Car" style:auto-update="true">
      <style:paragraph-properties fo:text-align="center" style:justify-single-word="false"/>
      <style:text-properties fo:color="#c9211e" loext:opacity="100%" fo:font-size="20pt" style:font-size-asian="20pt" style:language-asian="fr" style:country-asian="FR" style:font-size-complex="18pt"/>
    </style:style>
    <style:style style:name="Chapô" style:family="paragraph" style:parent-style-name="Standard" loext:linked-style-name="Chapô_20_Car">
      <style:text-properties fo:color="#00a2ff" loext:opacity="100%" fo:font-weight="bold" style:font-weight-asian="bold">
        <loext:char-complex-color loext:theme-type="accent1" loext:color-type="theme"/>
      </style:text-properties>
    </style:style>
    <style:style style:name="H_20_2" style:display-name="H 2" style:family="paragraph" style:parent-style-name="Standard" style:next-style-name="Standard" loext:linked-style-name="H_20_2_20_Car" style:auto-update="true">
      <style:text-properties fo:color="#ff8000" loext:opacity="100%" fo:font-size="16pt" style:font-size-asian="16pt" style:font-size-complex="16pt"/>
    </style:style>
    <style:style style:name="H3" style:family="paragraph" style:parent-style-name="Heading_20_3" loext:linked-style-name="H3_20_Car" style:auto-update="true">
      <style:paragraph-properties fo:hyphenation-ladder-count="no-limit" fo:padding="0cm" fo:border="none" style:shadow="none" style:vertical-align="auto" style:join-border="false"/>
      <style:text-properties fo:font-size="12pt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loext:padding="0cm" loext:border="none" loext:shadow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ages_20_de_20_niveau_20_1" style:display-name="Pages de niveau 1" style:family="paragraph" style:parent-style-name="H1" loext:linked-style-name="Pages_20_de_20_niveau_20_1_20_Car" style:auto-update="true">
      <style:paragraph-properties style:border-line-width-top="0.018cm 0.018cm 0.018cm" style:border-line-width-bottom="0.018cm 0.018cm 0.018cm" fo:padding-left="0cm" fo:padding-right="0cm" fo:padding-top="0.035cm" fo:padding-bottom="0.035cm" fo:border-left="none" fo:border-right="none" fo:border-top="1.5pt double #005180" fo:border-bottom="1.5pt double #005180"/>
      <style:text-properties fo:color="#005180" loext:opacity="100%" style:font-name="Century Gothic" fo:font-family="'Century Gothic'" style:font-family-generic="roman" style:font-pitch="variable" fo:font-size="14pt" style:font-size-asian="14pt" style:font-size-complex="14pt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1" style:display-name="Niveau 1" style:family="paragraph" style:parent-style-name="Pages_20_de_20_niveau_20_1" loext:linked-style-name="Niveau_20_1_20_Car" style:auto-update="true">
      <style:text-properties fo:font-variant="small-caps" fo:font-weight="bold" style:font-weight-asian="bold"/>
    </style:style>
    <style:style style:name="Niveau_20_3" style:display-name="Niveau 3" style:family="paragraph" style:parent-style-name="H1" loext:linked-style-name="Niveau_20_3_20_Car" style:list-style-name="WWNum3" style:list-level="2">
      <style:paragraph-properties fo:text-indent="-0.635cm" style:auto-text-indent="false"/>
      <style:text-properties style:font-name="Century Gothic" fo:font-family="'Century Gothic'" style:font-family-generic="roman" style:font-pitch="variable" fo:font-size="14pt" style:font-size-asian="14pt" style:font-size-complex="14pt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right="1.52cm" fo:padding-left="0cm" fo:padding-right="0cm" fo:padding-top="0.423cm" fo:padding-bottom="0.423cm" fo:border-left="none" fo:border-right="none" fo:border-top="0.51pt solid #151cab" fo:border-bottom="0.51pt solid #151cab"/>
      <style:text-properties fo:color="#0a4a98" loext:opacity="100%" fo:font-style="italic" style:font-style-asian="italic" style:font-style-complex="italic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64646" loext:opacity="100%" style:font-name="Segoe UI Historic" fo:font-family="'Segoe UI Historic'" style:font-family-generic="roman" style:font-pitch="variable" fo:font-style="italic" style:font-style-asian="italic" style:font-style-complex="italic">
        <loext:char-complex-color loext:theme-type="dark2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00000" loext:opacity="100%" fo:font-weight="bold" style:font-name-asian="Helvetica Neue" style:font-family-asian="'Helvetica Neue'" style:font-family-generic-asian="system" style:font-pitch-asian="variable" style:font-weight-asian="bold" style:font-name-complex="Helvetica Neue" style:font-family-complex="'Helvetica Neue'" style:font-family-generic-complex="system" style:font-pitch-complex="variable" style:font-size-complex="13pt" style:font-weight-complex="bold">
        <loext:char-complex-color loext:theme-type="dark1" loext:color-type="theme"/>
      </style:text-properties>
    </style:style>
    <style:style style:name="Titre_20_1_20_Car" style:display-name="Titre 1 Car" style:family="text" style:parent-style-name="Default_20_Paragraph_20_Font">
      <style:text-properties fo:font-size="18pt" style:font-size-asian="18pt" style:font-name-complex="Arial Unicode MS1" style:font-family-complex="'Arial Unicode MS'" style:font-family-generic-complex="system" style:font-pitch-complex="variable" style:font-size-complex="11pt"/>
    </style:style>
    <style:style style:name="Titre_20_3_20_Car" style:display-name="Titre 3 Car" style:family="text" style:parent-style-name="Default_20_Paragraph_20_Font">
      <style:text-properties fo:color="#005180" loext:opacity="100%" fo:font-size="14pt" style:font-name-asian="Helvetica Neue" style:font-family-asian="'Helvetica Neue'" style:font-family-generic-asian="system" style:font-pitch-asian="variable" style:font-size-asian="14pt" style:font-name-complex="Helvetica Neue" style:font-family-complex="'Helvetica Neue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Paragraphe_20_Car" style:display-name="Paragraphe Car" style:family="text" style:parent-style-name="Default_20_Paragraph_20_Font" loext:linked-style-name="Paragraphe">
      <style:text-properties fo:font-size="12pt" style:font-name-asian="Arial Unicode MS1" style:font-family-asian="'Arial Unicode MS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/>
    </style:style>
    <style:style style:name="Sommaire_20_et_20_paragraphes_20_Car" style:display-name="Sommaire et paragraphes Car" style:family="text" style:parent-style-name="Titre_20_2_20_Car" loext:linked-style-name="Sommaire_20_et_20_paragraphes">
      <style:text-properties fo:text-transform="uppercase" fo:color="#000000" loext:opacity="100%" style:font-name="Palatino" fo:font-family="Palatino" style:font-family-generic="roman" style:font-pitch="variable" fo:font-size="26pt" fo:letter-spacing="0.183cm" fo:font-weight="bold" style:font-name-asian="Helvetica Neue" style:font-family-asian="'Helvetica Neue'" style:font-family-generic-asian="system" style:font-pitch-asian="variable" style:font-size-asian="26pt" style:language-asian="en" style:country-asian="US" style:font-weight-asian="bold" style:font-name-complex="Helvetica Neue" style:font-family-complex="'Helvetica Neue'" style:font-family-generic-complex="system" style:font-pitch-complex="variable" style:font-size-complex="26pt" style:font-weight-complex="bold">
        <loext:char-complex-color loext:theme-type="dark1" loext:color-type="theme"/>
      </style:text-properties>
    </style:style>
    <style:style style:name="titre_20_2_20_Car" style:display-name="titre 2 Car" style:family="text" style:parent-style-name="Default_20_Paragraph_20_Font" loext:linked-style-name="titre_20_2">
      <style:text-properties style:font-size-complex="14pt"/>
    </style:style>
    <style:style style:name="H1_20_Car" style:display-name="H1 Car" style:family="text" style:parent-style-name="Titre_20_1_20_Car" loext:linked-style-name="H1">
      <style:text-properties fo:font-size="20pt" style:font-name-asian="Arial Unicode MS1" style:font-family-asian="'Arial Unicode MS'" style:font-family-generic-asian="system" style:font-pitch-asian="variable" style:font-size-asian="20pt" style:language-asian="fr" style:country-asian="FR" style:font-name-complex="Arial Unicode MS1" style:font-family-complex="'Arial Unicode MS'" style:font-family-generic-complex="system" style:font-pitch-complex="variable" style:font-size-complex="18pt" loext:padding="0cm" loext:border="none" loext:shadow="none"/>
    </style:style>
    <style:style style:name="Chapô_20_Car" style:display-name="Chapô Car" style:family="text" style:parent-style-name="Default_20_Paragraph_20_Font" loext:linked-style-name="Chapô">
      <style:text-properties fo:color="#00a2ff" loext:opacity="100%" fo:font-size="12pt" fo:font-weight="bold" style:font-size-asian="12pt" style:font-weight-asian="bold" style:font-size-complex="12pt">
        <loext:char-complex-color loext:theme-type="accent1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0070c0" loext:opacity="100%" style:font-name="Arial Unicode MS" fo:font-family="'Arial Unicode MS'" style:font-family-generic="roman" style:font-pitch="variable" fo:font-style="italic" style:font-style-asian="italic" style:font-style-complex="italic"/>
    </style:style>
    <style:style style:name="H_20_2_20_Car" style:display-name="H 2 Car" style:family="text" style:parent-style-name="Default_20_Paragraph_20_Font" loext:linked-style-name="H_20_2">
      <style:text-properties style:font-name-asian="Arial Unicode MS1" style:font-family-asian="'Arial Unicode MS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3_20_Car" style:display-name="H3 Car" style:family="text" style:parent-style-name="Titre_20_3_20_Car" loext:linked-style-name="H3">
      <style:text-properties fo:color="#005180" loext:opacity="100%" fo:font-size="12pt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Helvetica Neue" style:font-family-complex="'Helvetica Neue'" style:font-family-generic-complex="system" style:font-pitch-complex="variable" style:font-size-complex="12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079bf" loext:opacity="100%" fo:font-size="11pt" fo:font-weight="bold" style:font-name-asian="Helvetica Neue" style:font-family-asian="'Helvetica Neue'" style:font-family-generic-asian="system" style:font-pitch-asian="variable" style:font-size-asian="11pt" style:font-weight-asian="bold" style:font-name-complex="Helvetica Neue" style:font-family-complex="'Helvetica Neue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ages_20_de_20_niveau_20_1_20_Car" style:display-name="Pages de niveau 1 Car" style:family="text" style:parent-style-name="H1_20_Car" loext:linked-style-name="Pages_20_de_20_niveau_20_1">
      <style:text-properties fo:color="#005180" loext:opacity="100%" style:font-name="Century Gothic" fo:font-family="'Century Gothic'" style:font-family-generic="roman" style:font-pitch="variable" fo:font-size="14pt" fo:font-weight="normal" style:font-name-asian="Arial Unicode MS1" style:font-family-asian="'Arial Unicode MS'" style:font-family-generic-asian="system" style:font-pitch-asian="variable" style:font-size-asian="14pt" style:language-asian="en" style:country-asian="US" style:font-weight-asian="normal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1_20_Car" style:display-name="Niveau 1 Car" style:family="text" style:parent-style-name="Pages_20_de_20_niveau_20_1_20_Car" loext:linked-style-name="Niveau_20_1">
      <style:text-properties fo:font-variant="small-caps" fo:color="#005180" loext:opacity="100%" style:font-name="Century Gothic" fo:font-family="'Century Gothic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language-asian="en" style:country-asian="US" style:font-weight-asian="bold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>
        <loext:char-complex-color loext:theme-type="accent1" loext:color-type="theme">
          <loext:transformation loext:type="shade" loext:value="4980"/>
        </loext:char-complex-color>
      </style:text-properties>
    </style:style>
    <style:style style:name="Niveau_20_3_20_Car" style:display-name="Niveau 3 Car" style:family="text" style:parent-style-name="H1_20_Car" loext:linked-style-name="Niveau_20_3">
      <style:text-properties style:font-name="Century Gothic" fo:font-family="'Century Gothic'" style:font-family-generic="roman" style:font-pitch="variable" fo:font-size="14pt" fo:font-weight="normal" style:font-name-asian="Arial Unicode MS1" style:font-family-asian="'Arial Unicode MS'" style:font-family-generic-asian="system" style:font-pitch-asian="variable" style:font-size-asian="14pt" style:language-asian="en" style:country-asian="US" style:font-weight-asian="normal" style:font-name-complex="Arial Unicode MS1" style:font-family-complex="'Arial Unicode MS'" style:font-family-generic-complex="system" style:font-pitch-complex="variable" style:font-size-complex="14pt" style:font-weight-complex="normal" loext:padding="0cm" loext:border="none" loext:shadow="none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a4a98" loext:opacity="100%" fo:font-size="12pt" fo:font-style="italic" style:font-name-asian="Arial Unicode MS1" style:font-family-asian="'Arial Unicode MS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/>
    </style:style>
    <style:style style:name="Citation_20_Car" style:display-name="Citation Car" style:family="text" style:parent-style-name="Default_20_Paragraph_20_Font" loext:linked-style-name="Quote">
      <style:text-properties fo:color="#464646" loext:opacity="100%" style:font-name="Segoe UI Historic" fo:font-family="'Segoe UI Historic'" style:font-family-generic="roman" style:font-pitch="variable" fo:font-size="12pt" fo:font-style="italic" style:font-name-asian="Arial Unicode MS1" style:font-family-asian="'Arial Unicode MS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 loext:padding="0cm" loext:border="none" loext:shadow="none">
        <loext:char-complex-color loext:theme-type="dark2" loext:color-type="theme">
          <loext:transformation loext:type="shade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normal" fo:text-transform="none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En-tête_20_Car" style:display-name="En-tête Car" style:family="text" style:parent-style-name="Default_20_Paragraph_20_Font"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/>
    </style:style>
    <style:style style:name="Pied_20_de_20_page_20_Car" style:display-name="Pied de page Car" style:family="text" style:parent-style-name="Default_20_Paragraph_20_Font">
      <style:text-properties fo:font-size="12pt" style:font-name-asian="Arial Unicode MS1" style:font-family-asian="'Arial Unicode M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viane Lakomski</meta:initial-creator>
    <meta:editing-cycles>13</meta:editing-cycles>
    <meta:creation-date>2023-12-22T16:58:00</meta:creation-date>
    <dc:date>2024-07-24T13:54:16.219617709</dc:date>
    <meta:editing-duration>PT5H58M39S</meta:editing-duration>
    <meta:generator>LibreOffice/24.2.5.2$Linux_X86_64 LibreOffice_project/d6e8b0f3fc6e8af2b00cf4969fd0d2fa45b9a62e</meta:generator>
    <meta:document-statistic meta:table-count="5" meta:image-count="0" meta:object-count="0" meta:page-count="2" meta:paragraph-count="33" meta:word-count="482" meta:character-count="2973" meta:non-whitespace-character-count="2529"/>
    <meta:user-defined meta:name="AppVersion">16.0000</meta:user-defined>
    <meta:template xlink:type="simple" xlink:actuate="onRequest" xlink:title="Normal.dotm" xlink:href=""/>
  </office:meta>
</office:document-meta>
</file>